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995cm"/>
    </style:style>
    <style:style style:name="Tableau1.B" style:family="table-column">
      <style:table-column-properties style:column-width="6.509cm"/>
    </style:style>
    <style:style style:name="Tableau1.1" style:family="table-row">
      <style:table-row-properties style:min-row-height="0.2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1cm" fo:margin-left="0cm" table:align="left"/>
    </style:style>
    <style:style style:name="Tableau2.A" style:family="table-column">
      <style:table-column-properties style:column-width="4.498cm"/>
    </style:style>
    <style:style style:name="Tableau2.B" style:family="table-column">
      <style:table-column-properties style:column-width="6.25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1e35" officeooo:paragraph-rsid="00021e35"/>
    </style:style>
    <style:style style:name="P2" style:family="paragraph" style:parent-style-name="Table_20_Contents">
      <style:text-properties officeooo:rsid="0003497d" officeooo:paragraph-rsid="0003497d"/>
    </style:style>
    <style:style style:name="P3" style:family="paragraph" style:parent-style-name="Table_20_Contents">
      <style:text-properties officeooo:rsid="0003577d" officeooo:paragraph-rsid="0003577d"/>
    </style:style>
    <style:style style:name="P4" style:family="paragraph" style:parent-style-name="Table_20_Contents">
      <style:paragraph-properties fo:text-align="end" style:justify-single-word="false"/>
      <style:text-properties officeooo:rsid="0003577d" officeooo:paragraph-rsid="0003577d"/>
    </style:style>
    <style:style style:name="P5" style:family="paragraph" style:parent-style-name="Standard">
      <style:text-properties officeooo:rsid="000185dd" officeooo:paragraph-rsid="000185dd"/>
    </style:style>
    <style:style style:name="P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185dd" officeooo:paragraph-rsid="000185dd" style:font-size-asian="24pt" style:font-weight-asian="bold" style:font-size-complex="24pt" style:font-weight-complex="bold"/>
    </style:style>
    <style:style style:name="P7" style:family="paragraph" style:parent-style-name="Standard">
      <style:text-properties officeooo:rsid="00021e35" officeooo:paragraph-rsid="00021e35"/>
    </style:style>
    <style:style style:name="P8" style:family="paragraph" style:parent-style-name="Standard">
      <style:text-properties fo:font-weight="bold" officeooo:rsid="0003577d" officeooo:paragraph-rsid="0003577d" style:font-weight-asian="bold" style:font-weight-complex="bold"/>
    </style:style>
    <style:style style:name="P9" style:family="paragraph" style:parent-style-name="Standard" style:list-style-name="L1">
      <style:text-properties officeooo:rsid="00021e35" officeooo:paragraph-rsid="00021e35"/>
    </style:style>
    <style:style style:name="P10" style:family="paragraph" style:parent-style-name="Standard" style:list-style-name="L2">
      <style:text-properties officeooo:rsid="00021e35" officeooo:paragraph-rsid="00021e35"/>
    </style:style>
    <style:style style:name="P11" style:family="paragraph" style:parent-style-name="Standard" style:list-style-name="">
      <style:text-properties officeooo:rsid="00021e35" officeooo:paragraph-rsid="00021e35"/>
    </style:style>
    <style:style style:name="P12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021e35" officeooo:paragraph-rsid="00021e35" style:font-weight-asian="bold" style:font-weight-complex="bold"/>
    </style:style>
    <style:style style:name="P13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07b327" officeooo:paragraph-rsid="0007b327" style:font-weight-asian="bold" style:font-weight-complex="bold"/>
    </style:style>
    <style:style style:name="P14" style:family="paragraph" style:parent-style-name="Standard" style:list-style-name="L2">
      <style:text-properties fo:font-size="14pt" fo:font-weight="bold" officeooo:rsid="00021e35" officeooo:paragraph-rsid="00021e35" style:font-weight-asian="bold" style:font-weight-complex="bold"/>
    </style:style>
    <style:style style:name="P15" style:family="paragraph" style:parent-style-name="Standard" style:list-style-name="L2">
      <style:text-properties fo:font-size="14pt" fo:font-weight="bold" officeooo:rsid="00044d21" officeooo:paragraph-rsid="00044d21" style:font-weight-asian="bold" style:font-weight-complex="bold"/>
    </style:style>
    <style:style style:name="P16" style:family="paragraph" style:parent-style-name="Standard" style:list-style-name="L2">
      <style:text-properties fo:font-size="14pt" fo:font-weight="bold" officeooo:rsid="0005dabe" officeooo:paragraph-rsid="0005dabe" style:font-weight-asian="bold" style:font-weight-complex="bold"/>
    </style:style>
    <style:style style:name="P17" style:family="paragraph" style:parent-style-name="Standard" style:list-style-name="L2">
      <style:text-properties fo:font-size="14pt" fo:font-weight="bold" officeooo:rsid="0007b327" officeooo:paragraph-rsid="0007b327" style:font-weight-asian="bold" style:font-weight-complex="bold"/>
    </style:style>
    <style:style style:name="P18" style:family="paragraph" style:parent-style-name="Standard" style:list-style-name="L2">
      <style:text-properties fo:font-weight="bold" officeooo:rsid="0003497d" officeooo:paragraph-rsid="0003497d" style:font-weight-asian="bold" style:font-weight-complex="bold"/>
    </style:style>
    <style:style style:name="P19" style:family="paragraph" style:parent-style-name="Standard" style:list-style-name="L2">
      <style:text-properties officeooo:rsid="0003497d" officeooo:paragraph-rsid="0003577d"/>
    </style:style>
    <style:style style:name="P20" style:family="paragraph" style:parent-style-name="Standard" style:list-style-name="L2">
      <style:text-properties officeooo:rsid="0003497d" officeooo:paragraph-rsid="0003497d"/>
    </style:style>
    <style:style style:name="P21" style:family="paragraph" style:parent-style-name="Standard" style:list-style-name="L2">
      <style:text-properties officeooo:rsid="0003577d" officeooo:paragraph-rsid="0003577d"/>
    </style:style>
    <style:style style:name="P22" style:family="paragraph" style:parent-style-name="Standard" style:list-style-name="L2">
      <style:text-properties style:font-name="Liberation Serif" officeooo:rsid="0003577d" officeooo:paragraph-rsid="0003577d" style:font-name-asian="SimSun" style:font-name-complex="Mangal"/>
    </style:style>
    <style:style style:name="P23" style:family="paragraph" style:parent-style-name="Standard">
      <style:text-properties style:font-name="Liberation Serif" officeooo:rsid="0003577d" officeooo:paragraph-rsid="0003577d" style:font-name-asian="SimSun" style:font-name-complex="Mangal"/>
    </style:style>
    <style:style style:name="P24" style:family="paragraph" style:parent-style-name="Standard" style:list-style-name="L2">
      <style:text-properties style:font-name="Liberation Serif" officeooo:rsid="0003d8ac" officeooo:paragraph-rsid="0003d8ac" style:font-name-asian="SimSun" style:font-name-complex="Mangal"/>
    </style:style>
    <style:style style:name="P25" style:family="paragraph" style:parent-style-name="Standard" style:list-style-name="L2">
      <style:text-properties style:font-name="Liberation Serif" officeooo:rsid="00044d21" officeooo:paragraph-rsid="00044d21" style:font-name-asian="SimSun" style:font-name-complex="Mangal"/>
    </style:style>
    <style:style style:name="P26" style:family="paragraph" style:parent-style-name="Standard" style:list-style-name="L2">
      <style:text-properties style:font-name="Liberation Serif" fo:font-weight="bold" officeooo:rsid="0003d8ac" officeooo:paragraph-rsid="0003d8ac" style:font-name-asian="SimSun" style:font-weight-asian="bold" style:font-name-complex="Mangal" style:font-weight-complex="bold"/>
    </style:style>
    <style:style style:name="P27" style:family="paragraph" style:parent-style-name="Standard" style:list-style-name="L2">
      <style:text-properties style:font-name="Liberation Serif" fo:font-weight="bold" officeooo:rsid="0003d8ac" officeooo:paragraph-rsid="00044d21" style:font-name-asian="SimSun" style:font-weight-asian="bold" style:font-name-complex="Mangal" style:font-weight-complex="bold"/>
    </style:style>
    <style:style style:name="P28" style:family="paragraph" style:parent-style-name="Standard" style:list-style-name="L2">
      <style:text-properties style:font-name="Liberation Serif" fo:font-size="14pt" fo:font-weight="bold" officeooo:rsid="00044d21" officeooo:paragraph-rsid="00044d21" style:font-name-asian="SimSun" style:font-weight-asian="bold" style:font-name-complex="Mangal" style:font-weight-complex="bold"/>
    </style:style>
    <style:style style:name="P29" style:family="paragraph" style:parent-style-name="Standard" style:list-style-name="L2">
      <style:text-properties officeooo:rsid="0003d8ac" officeooo:paragraph-rsid="0003d8ac"/>
    </style:style>
    <style:style style:name="P30" style:family="paragraph" style:parent-style-name="Standard" style:list-style-name="L2">
      <style:text-properties officeooo:rsid="0005dabe" officeooo:paragraph-rsid="0005dabe"/>
    </style:style>
    <style:style style:name="P31" style:family="paragraph" style:parent-style-name="Standard" style:list-style-name="L2">
      <style:text-properties officeooo:rsid="0007b327" officeooo:paragraph-rsid="0007b327"/>
    </style:style>
    <style:style style:name="P32" style:family="paragraph" style:parent-style-name="Standard" style:list-style-name="L2">
      <style:text-properties officeooo:rsid="0008c0ac" officeooo:paragraph-rsid="0008c0ac"/>
    </style:style>
    <style:style style:name="P33" style:family="paragraph" style:parent-style-name="Standard">
      <style:text-properties officeooo:rsid="0008c0ac" officeooo:paragraph-rsid="0008c0ac"/>
    </style:style>
    <style:style style:name="P34" style:family="paragraph" style:parent-style-name="Standard" style:list-style-name="L2">
      <style:paragraph-properties fo:break-before="page"/>
      <style:text-properties style:font-name="Liberation Serif" fo:font-weight="bold" officeooo:rsid="0003577d" officeooo:paragraph-rsid="0003577d" style:font-name-asian="SimSun" style:font-weight-asian="bold" style:font-name-complex="Mangal" style:font-weight-complex="bold"/>
    </style:style>
    <style:style style:name="P35" style:family="paragraph" style:parent-style-name="Standard" style:list-style-name="L2">
      <style:paragraph-properties fo:break-before="page"/>
      <style:text-properties fo:font-size="16pt" style:text-underline-style="solid" style:text-underline-width="auto" style:text-underline-color="font-color" fo:font-weight="bold" officeooo:rsid="00044d21" officeooo:paragraph-rsid="00044d21" style:font-weight-asian="bold" style:font-weight-complex="bold"/>
    </style:style>
    <style:style style:name="T1" style:family="text">
      <style:text-properties officeooo:rsid="0003497d"/>
    </style:style>
    <style:style style:name="T2" style:family="text">
      <style:text-properties style:font-name="Liberation Serif1" officeooo:rsid="0003577d" style:font-name-asian="Liberation Serif1" style:font-name-complex="Liberation Serif1"/>
    </style:style>
    <style:style style:name="T3" style:family="text">
      <style:text-properties style:font-name="Liberation Serif" style:font-name-asian="SimSun" style:font-name-complex="Mangal"/>
    </style:style>
    <style:style style:name="T4" style:family="text">
      <style:text-properties style:font-name="Liberation Serif" officeooo:rsid="0003577d" style:font-name-asian="SimSun" style:font-name-complex="Mangal"/>
    </style:style>
    <style:style style:name="T5" style:family="text">
      <style:text-properties style:text-position="super 58%" style:font-name="Liberation Serif" style:font-name-asian="SimSun" style:font-name-complex="Mang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apitre 4 : La disparition des reliefs</text:p>
      <text:p text:style-name="P5"/>
      <text:p text:style-name="P7">Dès que les chaînes de montagnes se forment, elles sont soumises à une érosion.</text:p>
      <text:p text:style-name="P7">Les reliefs résultent à la fois :</text:p>
      <text:list xml:id="list9162786332070028265" text:style-name="L1">
        <text:list-item>
          <text:p text:style-name="P9">de mécanismes responsables de leur élévation qui sont la conséquence de la collision de deux lithosphères continentales, et de la poussée d’Archimède qui est liée à la racine crustale</text:p>
        </text:list-item>
        <text:list-item>
          <text:p text:style-name="P9">de mécanismes qui tendent à faire disparaître ces reliefs, notamment l’effondrement gravitaire sous son propre poids</text:p>
        </text:list-item>
      </text:list>
      <text:p text:style-name="P7"/>
      <text:p text:style-name="P7"/>
      <text:list xml:id="list764508709750000770" text:style-name="L2">
        <text:list-item>
          <text:p text:style-name="P12">Mise en évidence de l’érosion</text:p>
          <text:p text:style-name="P10">Doc 1 p. 210</text:p>
          <text:list>
            <text:list-item>
              <text:p text:style-name="P14">étude comparative de deux chaînes de montagnes</text:p>
            </text:list-item>
          </text:list>
        </text:list-item>
      </text:list>
      <text:p text:style-name="P7"/>
      <table:table table:name="Tableau1" table:style-name="Tableau1">
        <table:table-column table:style-name="Tableau1.A"/>
        <table:table-column table:style-name="Tableau1.B" table:number-columns-repeated="2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Chaîne de montagnes récente (Alpes)</text:p>
          </table:table-cell>
          <table:table-cell table:style-name="Tableau1.C1" office:value-type="string">
            <text:p text:style-name="P1">Chaîne de montagnes ancienne (Massif Central)</text:p>
          </table:table-cell>
        </table:table-row>
        <table:table-row>
          <table:table-cell table:style-name="Tableau1.A2" office:value-type="string">
            <text:p text:style-name="P1">Relief</text:p>
          </table:table-cell>
          <table:table-cell table:style-name="Tableau1.A2" office:value-type="string">
            <text:p text:style-name="P1">Élevée (4800 m)</text:p>
          </table:table-cell>
          <table:table-cell table:style-name="Tableau1.C2" office:value-type="string">
            <text:p text:style-name="P1">&lt; 2000 m</text:p>
          </table:table-cell>
        </table:table-row>
        <table:table-row>
          <table:table-cell table:style-name="Tableau1.A2" office:value-type="string">
            <text:p text:style-name="P1">Racine crustale</text:p>
          </table:table-cell>
          <table:table-cell table:style-name="Tableau1.A2" office:value-type="string">
            <text:p text:style-name="P1">Profonde</text:p>
          </table:table-cell>
          <table:table-cell table:style-name="Tableau1.C2" office:value-type="string">
            <text:p text:style-name="P1">Peu profonde</text:p>
          </table:table-cell>
        </table:table-row>
        <table:table-row>
          <table:table-cell table:style-name="Tableau1.A2" office:value-type="string">
            <text:p text:style-name="P1">Roches</text:p>
          </table:table-cell>
          <table:table-cell table:style-name="Tableau1.A2" office:value-type="string">
            <text:p text:style-name="P1">Beaucoup de roches sédimentaires, car pas d’érosion</text:p>
          </table:table-cell>
          <table:table-cell table:style-name="Tableau1.C2" office:value-type="string">
            <text:p text:style-name="P1">Roches magmatiques métamorphiques</text:p>
          </table:table-cell>
        </table:table-row>
        <table:table-row>
          <table:table-cell table:style-name="Tableau1.A2" office:value-type="string">
            <text:p text:style-name="P2">Âge</text:p>
          </table:table-cell>
          <table:table-cell table:style-name="Tableau1.A2" office:value-type="string">
            <text:p text:style-name="P1">-<text:span text:style-name="T1">40 - -80 Ma</text:span></text:p>
          </table:table-cell>
          <table:table-cell table:style-name="Tableau1.C2" office:value-type="string">
            <text:p text:style-name="P1">-<text:span text:style-name="T1">360 - -250 Ma</text:span></text:p>
          </table:table-cell>
        </table:table-row>
      </table:table>
      <text:p text:style-name="P7"/>
      <text:list xml:id="list110048157066081" text:continue-numbering="true" text:style-name="L2">
        <text:list-item>
          <text:list>
            <text:list-item>
              <text:list>
                <text:list-item>
                  <text:p text:style-name="P18">Estimation de la vitesse d’érosion</text:p>
                  <text:p text:style-name="P21">Thermochronologie →</text:p>
                  <text:p text:style-name="P19">On utilise un isotope radioactif Ur238</text:p>
                  <text:list>
                    <text:list-header>
                      <text:p text:style-name="P20">traces de fissures</text:p>
                      <text:p text:style-name="P20">→ âge quand il passe les différentes températures</text:p>
                    </text:list-header>
                  </text:list>
                  <text:p text:style-name="P20">Doc B p. 211</text:p>
                  <text:p text:style-name="P20">Calculer l’altitude en fonction de l’âge</text:p>
                  <text:p text:style-name="P20">Himalaya → érosion → croissance puis décroissance exponentielle</text:p>
                  <text:list text:continue-numbering="true">
                    <text:list-header>
                      <text:p text:style-name="P20">En 15Ma → érosion – perte de 1000m d’altitude</text:p>
                    </text:list-header>
                  </text:list>
                  <text:p text:style-name="P20">Altitude actuelle <text:span text:style-name="T2">≈</text:span><text:span text:style-name="T4"> 7000m</text:span></text:p>
                  <text:p text:style-name="P22">L’érosion a été accompagnée de la collision</text:p>
                  <text:p text:style-name="P22">Masse de sédiments perdus</text:p>
                  <text:p text:style-name="P22"/>
                </text:list-item>
              </text:list>
            </text:list-item>
          </text:list>
        </text:list-item>
      </text:list>
      <text:p text:style-name="P8"/>
      <text:list xml:id="list110046981132651" text:continue-numbering="true" text:style-name="L2">
        <text:list-item>
          <text:list>
            <text:list-item>
              <text:list>
                <text:list-item>
                  <text:p text:style-name="P34">Définition de l’érosion</text:p>
                  <text:p text:style-name="P22">Processus de dégradation et de transformation qui aboutie à l’aplanissement des reliefs et au démantèlement des chaînes de montagnes en un profil pénéplaine.</text:p>
                  <text:p text:style-name="P22">L’érosion est un processus d’altérations physiques et chimiques.</text:p>
                </text:list-item>
              </text:list>
            </text:list-item>
          </text:list>
        </text:list-item>
      </text:list>
      <text:p text:style-name="P23"/>
      <table:table table:name="Tableau2" table:style-name="Tableau2"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p text:style-name="P4">Type de granite</text:p>
            <text:p text:style-name="P3">Éléments comparés</text:p>
          </table:table-cell>
          <table:table-cell table:style-name="Tableau2.A1" office:value-type="string">
            <text:p text:style-name="P3">Granite sain</text:p>
          </table:table-cell>
          <table:table-cell table:style-name="Tableau2.C1" office:value-type="string">
            <text:p text:style-name="P3">Granite altéré</text:p>
          </table:table-cell>
        </table:table-row>
        <table:table-row>
          <table:table-cell table:style-name="Tableau2.A2" office:value-type="string">
            <text:p text:style-name="P3">Aspect macroscopique</text:p>
          </table:table-cell>
          <table:table-cell table:style-name="Tableau2.A2" office:value-type="string">
            <text:p text:style-name="P3">Roche compacte, minéraux bien visible</text:p>
          </table:table-cell>
          <table:table-cell table:style-name="Tableau2.C2" office:value-type="string">
            <text:p text:style-name="P3">Roche friable, minéraux peu visibles</text:p>
          </table:table-cell>
        </table:table-row>
        <table:table-row>
          <table:table-cell table:style-name="Tableau2.A2" office:value-type="string">
            <text:p text:style-name="P3">Aspect à l’échelle microscopique</text:p>
          </table:table-cell>
          <table:table-cell table:style-name="Tableau2.A2" office:value-type="string">
            <text:p text:style-name="P3">Structure grenue, grands cristaux (phénocristaux)</text:p>
          </table:table-cell>
          <table:table-cell table:style-name="Tableau2.C2" office:value-type="string">
            <text:p text:style-name="P3">Structure grenue, minéraux peu visibles de petite taille</text:p>
          </table:table-cell>
        </table:table-row>
        <table:table-row>
          <table:table-cell table:style-name="Tableau2.A2" office:value-type="string">
            <text:p text:style-name="P3">Minéraux présents et abondance relative de ces minéraux</text:p>
          </table:table-cell>
          <table:table-cell table:style-name="Tableau2.A2" office:value-type="string">
            <text:p text:style-name="P3">Qz</text:p>
            <text:p text:style-name="P3">Micas</text:p>
            <text:p text:style-name="P3">Feldspaths (Pg et Or)</text:p>
          </table:table-cell>
          <table:table-cell table:style-name="Tableau2.C2" office:value-type="string">
            <text:p text:style-name="P3">Qz (même quantité)</text:p>
            <text:p text:style-name="P3">Micas (moins abondant)</text:p>
            <text:p text:style-name="P3">Feldspath (moins abondant)</text:p>
            <text:p text:style-name="P3">Argiles (nouveaux minéraux provenant de la transformation des micas et des feldspaths)</text:p>
          </table:table-cell>
        </table:table-row>
      </table:table>
      <text:p text:style-name="P23"/>
      <text:list xml:id="list110047842239019" text:continue-numbering="true" text:style-name="L2">
        <text:list-item>
          <text:list>
            <text:list-item>
              <text:p text:style-name="P28">Les agents d’altération</text:p>
              <text:list>
                <text:list-item>
                  <text:p text:style-name="P27">Les agents d’altération physique</text:p>
                  <text:p text:style-name="P24">p. 212</text:p>
                  <text:p text:style-name="P24">Les agents d’altération physique, c’est tout ce qui participe à la désagrégation des roches</text:p>
                  <text:list>
                    <text:list-header>
                      <text:p text:style-name="P24">Gel-dégel → Fracture la roche par les infiltrations d’eau</text:p>
                      <text:p text:style-name="P24">T° → Fracture la roche lorsque les roches ont des minéraux qui ont des coefficients de dilatation différents</text:p>
                      <text:p text:style-name="P29"><text:span text:style-name="T3">Les végétaux qui ont des racines qui peuvent agrandir les fissures et faire baisser le pH par libération de protons H</text:span><text:span text:style-name="T5">+</text:span></text:p>
                      <text:p text:style-name="P24">Les glaciers qui exercent lors de leurs déplacement une pression qui entraîne la formation de matériaux fins</text:p>
                    </text:list-header>
                  </text:list>
                  <text:p text:style-name="P24"/>
                </text:list-item>
                <text:list-item>
                  <text:p text:style-name="P26">Les agents d’altération chimique</text:p>
                  <text:p text:style-name="P24">p. 213</text:p>
                  <text:p text:style-name="P25">Le principal agent d’altération chimique est l’eau, qui va provoquer une hydrolyse.</text:p>
                  <text:list>
                    <text:list-header>
                      <text:p text:style-name="P25">Sous l’effet de l’hydrolyse, la muscovite perd du calcium, et devient de l’argile.</text:p>
                    </text:list-header>
                  </text:list>
                  <text:p text:style-name="P25">Des ions vont être libérés au cours de l’hydrolyse des minéraux. </text:p>
                  <text:p text:style-name="P25">Ces cations libérés peuvent :</text:p>
                  <text:list text:continue-numbering="true">
                    <text:list-header>
                      <text:p text:style-name="P25">Précipiter sur place, formant des gisements métallifères</text:p>
                      <text:p text:style-name="P25">Être entraînés par l’eau car ils sont solubles, atteignant les océans, devenant des calcaires</text:p>
                    </text:list-header>
                  </text:list>
                  <text:p text:style-name="P24"/>
                </text:list-item>
              </text:list>
            </text:list-item>
          </text:list>
        </text:list-item>
      </text:list>
      <text:p text:style-name="P11"/>
      <text:list xml:id="list110048587683302" text:continue-numbering="true" text:style-name="L2">
        <text:list-item>
          <text:p text:style-name="P35">Transport et sédimentation des éléments</text:p>
          <text:list>
            <text:list-item>
              <text:p text:style-name="P15">Transport des éléments</text:p>
              <text:list>
                <text:list-header>
                  <text:p text:style-name="P30">Les produits de démantèlement des reliefs vont être transportés sous forme solide (argile, sable, galets, …), ou sous forme soluble (cations ou anions).</text:p>
                  <text:p text:style-name="P30">Le principal agent de transport est l’eau, il va transporter ces particules jusqu’au bassin sédimentaire, continentaux ou océaniques.</text:p>
                  <text:p text:style-name="P30">Il y a alors formation de roche par diagenèse</text:p>
                </text:list-header>
              </text:list>
              <text:p text:style-name="P30"/>
            </text:list-item>
            <text:list-item>
              <text:p text:style-name="P16">Les roches sédimentaires</text:p>
              <text:list>
                <text:list-header>
                  <text:p text:style-name="P30">Deux types :</text:p>
                  <text:list>
                    <text:list-header>
                      <text:p text:style-name="P30">Les roches détritiques, formées par l’accumulation de sédiments solides</text:p>
                      <text:p text:style-name="P30">Les roches calcaires, qui résultent de la sédimentation de sédiments solubles</text:p>
                    </text:list-header>
                  </text:list>
                </text:list-header>
              </text:list>
            </text:list-item>
          </text:list>
          <text:p text:style-name="P30"/>
        </text:list-item>
        <text:list-item>
          <text:p text:style-name="P13">Disparition des reliefs et mouvements tectoniques</text:p>
          <text:p text:style-name="P31">p. 216 – 217</text:p>
          <text:list>
            <text:list-item>
              <text:p text:style-name="P17">Le rebond isostatique</text:p>
              <text:list>
                <text:list-header>
                  <text:p text:style-name="P31">Les roches magmatiques plutoniques remontent à la surface suite à une érosion qui va provoquer une remontée du Moho (un réajustement isostatique).</text:p>
                  <text:p text:style-name="P31">La disparition de masses rocheuses en surface va s’accompagner d’une remontée du Moho pour rétablir l’isostasie, ce qui veut dire que la racine crustale diminue.</text:p>
                </text:list-header>
              </text:list>
              <text:p text:style-name="P31"/>
            </text:list-item>
            <text:list-item>
              <text:p text:style-name="P17">L’effondrement gravitaire</text:p>
              <text:list>
                <text:list-header>
                  <text:p text:style-name="P32">On a un affaissement de la chaîne de montagnes qui se produit lorsque les forces latérales au limites de plaques deviennent inférieures aux forces verticales liées au poids des reliefs et à la poussée d’Archimède qui s’exerce au niveau de la racine crustale. C’est pourquoi on observe au cœur des Alpes des failles normales qui sont liées à cet effondrement.</text:p>
                  <text:p text:style-name="P32"/>
                </text:list-header>
              </text:list>
            </text:list-item>
          </text:list>
        </text:list-item>
      </text:list>
      <text:p text:style-name="P33">Bilan :</text:p>
      <text:p text:style-name="P33">L’érosion et la tectonique contribuent à une diminution progressive des reliefs, et ce à un rythme variable. Il faut 5Ma pour perdre 500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3:18:05.896000000</meta:creation-date>
    <dc:date>2018-10-16T11:00:46.602000000</dc:date>
    <meta:editing-duration>PT12M2S</meta:editing-duration>
    <meta:editing-cycles>3</meta:editing-cycles>
    <meta:generator>LibreOffice/5.1.6.2$Windows_x86 LibreOffice_project/07ac168c60a517dba0f0d7bc7540f5afa45f0909</meta:generator>
    <meta:document-statistic meta:table-count="2" meta:image-count="0" meta:object-count="0" meta:page-count="3" meta:paragraph-count="89" meta:word-count="705" meta:character-count="4490" meta:non-whitespace-character-count="3886"/>
  </office:meta>
</office:document-meta>
</file>